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P1" style:family="paragraph" style:parent-style-name="Standard">
      <style:text-properties fo:font-size="25.1000003814697pt" fo:font-weight="bold" officeooo:rsid="0009f6a8" officeooo:paragraph-rsid="0009f6a8" style:font-size-asian="22pt" style:font-weight-asian="bold" style:font-size-complex="25.1000003814697pt" style:font-weight-complex="bold"/>
    </style:style>
    <style:style style:name="P2" style:family="paragraph" style:parent-style-name="Standard">
      <style:text-properties fo:font-size="25.1000003814697pt" fo:font-weight="bold" officeooo:rsid="0009f6a8" officeooo:paragraph-rsid="000aac3a" style:font-size-asian="22pt" style:font-weight-asian="bold" style:font-size-complex="25.1000003814697pt" style:font-weight-complex="bold"/>
    </style:style>
    <style:style style:name="P3" style:family="paragraph" style:parent-style-name="Standard">
      <style:text-properties fo:font-size="25.1000003814697pt" fo:font-weight="bold" officeooo:rsid="0009f6a8" officeooo:paragraph-rsid="0010b84c" style:font-size-asian="22pt" style:font-weight-asian="bold" style:font-size-complex="25.1000003814697pt" style:font-weight-complex="bold"/>
    </style:style>
    <style:style style:name="T1" style:family="text">
      <style:text-properties officeooo:rsid="000aac3a"/>
    </style:style>
    <style:style style:name="T2" style:family="text">
      <style:text-properties officeooo:rsid="0010b84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021年6月18日上午，在神的看顾保守带领之下，让我成功掌握熟悉了科学上网的整个流程。</text:p>
      <text:p text:style-name="P1">事情是这样的。首先，得拥有一个节点订阅链接。</text:p>
      <text:p text:style-name="P1">这个我已经准备好了，就在谷歌硬盘上。紧接着就着手下载测速软件，地址是自动检测节点工具</text:p>
      <text:p text:style-name="P1"><text:a xlink:type="simple" xlink:href="https://github.com/wuxinqi/zidong" text:style-name="Internet_20_link" text:visited-style-name="Visited_20_Internet_20_Link">https://github.com/wuxinqi/zidong</text:a></text:p>
      <text:p text:style-name="P1">下载解压安装后备用。下面是代理池节点信息供参考使用。</text:p>
      <text:p text:style-name="P1">https://hello.stgod.com/clash/config</text:p>
      <text:p text:style-name="P1">https://jiedian.faka77.tk/clash/config</text:p>
      <text:p text:style-name="P1">https://www.qunima.cc/clash/config</text:p>
      <text:p text:style-name="P1">https://hm2019721.ml/clash/config</text:p>
      <text:p text:style-name="P1">http://8.136.5.236/clash/config</text:p>
      <text:p text:style-name="P1">https://1rmb.tk/clash/config</text:p>
      <text:p text:style-name="P1">https://etproxypool.cf/clash/config</text:p>
      <text:p text:style-name="P1">https://free.kingfu.cf/clash/config</text:p>
      <text:p text:style-name="P1">https://www.qunima.cc/clash/config</text:p>
      <text:p text:style-name="P1"/>
      <text:p text:style-name="P2"><text:s/>以上为 clash订阅链接</text:p>
      <text:p text:style-name="P1">https://sspool.herokuapp.com/</text:p>
      <text:p text:style-name="P1"><text:s/>以下为代理池信息</text:p>
      <text:p text:style-name="P1">https://sspool.herokuapp.com</text:p>
      <text:p text:style-name="P1">https://www.clashpool.ml/</text:p>
      <text:p text:style-name="P1">http://emby.luoml.eu.org/</text:p>
      <text:p text:style-name="P1">http://60.205.189.25/</text:p>
      <text:p text:style-name="P1">https://1rmb.tk/</text:p>
      <text:p text:style-name="P1"><text:soft-page-break/>https://free.kingfu.cf/</text:p>
      <text:p text:style-name="P1">https://www.qunima.cc/</text:p>
      <text:p text:style-name="P1">https://free886.herokuapp.com/</text:p>
      <text:p text:style-name="P1">https://upan.tk</text:p>
      <text:p text:style-name="P2">以下为具体ss-<text:span text:style-name="T1">ssr-</text:span>vmess-trojan信息</text:p>
      <text:p text:style-name="P1"><text:s/></text:p>
      <text:p text:style-name="P1"><text:s/></text:p>
      <text:p text:style-name="P1">SS<text:tab/>https://www.qunima.cc/ss/sub</text:p>
      <text:p text:style-name="P1">ss-sip002<text:tab/>https://www.qunima.cc/sip002/sub</text:p>
      <text:p text:style-name="P1">ssr <text:s text:c="2"/>https://www.qunima.cc/ssr/sub<text:tab/></text:p>
      <text:p text:style-name="P1">虚拟机 <text:s text:c="2"/>https://www.qunima.cc/vmess/sub </text:p>
      <text:p text:style-name="P1">木马 <text:s text:c="2"/>https://www.qunima.cc/trojan/sub</text:p>
      <text:p text:style-name="P1"><text:s/></text:p>
      <text:p text:style-name="P1"><text:s/></text:p>
      <text:p text:style-name="P1">所有节点 <text:s text:c="2"/>https://free.kingfu.cf/clash/proxies <text:s/></text:p>
      <text:p text:style-name="P1">筛选节点示例 <text:s/>https://free.kingfu.cf/clash/proxies?c=CN,HK,TW&amp;speed=15,30&amp;type=ss</text:p>
      <text:p text:style-name="P1">https://free.kingfu.cf/clash/proxies?filter=1</text:p>
      <text:p text:style-name="P1"><text:s/></text:p>
      <text:p text:style-name="P1">所有节点</text:p>
      <text:p text:style-name="P1">https://free.kingfu.cf/clash/proxies</text:p>
      <text:p text:style-name="P1"><text:s/></text:p>
      <text:p text:style-name="P1">https://etproxypool.cf/clash/proxies</text:p>
      <text:p text:style-name="P1">ss https://free.kingfu.cf/ss/sub </text:p>
      <text:p text:style-name="P1"><text:soft-page-break/>ss-sip002<text:tab/>https://free.kingfu.cf/sip002/sub </text:p>
      <text:p text:style-name="P1">ssr <text:s text:c="2"/>https://free.kingfu.cf/ssr/sub</text:p>
      <text:p text:style-name="P1">vmess https://free.kingfu.cf/vmess/sub <text:s/></text:p>
      <text:p text:style-name="P1">trojan <text:s/>https://free.kingfu.cf/trojan/sub</text:p>
      <text:p text:style-name="P1"><text:s/></text:p>
      <text:p text:style-name="P1">SS<text:tab/>https://www.qunima.cc/ss/sub</text:p>
      <text:p text:style-name="P1">ss-sip002<text:tab/>https://www.qunima.cc/sip002/sub</text:p>
      <text:p text:style-name="P1">ssr <text:s text:c="2"/>https://www.qunima.cc/ssr/sub<text:tab/></text:p>
      <text:p text:style-name="P1">虚拟机 <text:s text:c="2"/>https://www.qunima.cc/vmess/sub </text:p>
      <text:p text:style-name="P1">木马 <text:s text:c="2"/>https://www.qunima.cc/trojan/sub</text:p>
      <text:p text:style-name="P1">ss https://etproxypool.cf/ss/sub</text:p>
      <text:p text:style-name="P1">ss-sip002<text:tab/>https://etproxypool.cf/sip002/sub</text:p>
      <text:p text:style-name="P1">ssr <text:s text:c="2"/>https://etproxypool.cf/ssr/sub <text:s/></text:p>
      <text:p text:style-name="P1">vmess https://etproxypool.cf/vmess/sub</text:p>
      <text:p text:style-name="P1">trojan <text:s/>https://etproxypool.cf/trojan/sub</text:p>
      <text:p text:style-name="P1">https://1rmb.tk/clash/proxies</text:p>
      <text:p text:style-name="P1">ss https://1rmb.tk/ss/sub<text:tab/></text:p>
      <text:p text:style-name="P1">ss-sip002<text:tab/>https://1rmb.tk/sip002/sub<text:tab/></text:p>
      <text:p text:style-name="P1">ssr <text:s text:c="2"/>https://1rmb.tk/ssr/sub </text:p>
      <text:p text:style-name="P1">vmess https://1rmb.tk/vmess/sub<text:tab/></text:p>
      <text:p text:style-name="P1">trojan <text:s/>https://1rmb.tk/trojan/sub</text:p>
      <text:p text:style-name="P1">ss: http://8.136.5.236/ss/sub</text:p>
      <text:p text:style-name="P1">ss-sip002: http://8.136.5.236/sip002/sub</text:p>
      <text:p text:style-name="P1">ssr: http://8.136.5.236/ssr/sub</text:p>
      <text:p text:style-name="P1">vmess: http://8.136.5.236/vmess/sub</text:p>
      <text:p text:style-name="P1"><text:soft-page-break/>trojan: http://8.136.5.236/trojan/sub</text:p>
      <text:p text:style-name="P1">全部订阅：http://8.136.5.236/clash/proxies</text:p>
      <text:p text:style-name="P1">ShadowRocket复制订阅</text:p>
      <text:p text:style-name="P1">https://hm2019721.ml/clash/proxies</text:p>
      <text:p text:style-name="P1">ss https://hm2019721.ml/ss/sub <text:s/></text:p>
      <text:p text:style-name="P1">ss-sip002<text:tab/>https://hm2019721.ml/sip002/sub <text:s/></text:p>
      <text:p text:style-name="P1">ssr <text:s text:c="2"/>https://hm2019721.ml/ssr/sub </text:p>
      <text:p text:style-name="P1">vmess https://hm2019721.ml/vmess/sub <text:s/></text:p>
      <text:p text:style-name="P1">trojan <text:s/>https://hm2019721.ml/trojan/sub</text:p>
      <text:p text:style-name="P1">ss: https://hello.stgod.com/ss/sub</text:p>
      <text:p text:style-name="P1">ss-sip002: https://hello.stgod.com/sip002/sub</text:p>
      <text:p text:style-name="P1">ssr: https://hello.stgod.com/ssr/sub</text:p>
      <text:p text:style-name="P1">vmess: https://hello.stgod.com/vmess/sub</text:p>
      <text:p text:style-name="P1">trojan: https://hello.stgod.com/trojan/sub</text:p>
      <text:p text:style-name="P1">ss https://www.qunima.cc/ss/sub</text:p>
      <text:p text:style-name="P1">ss-sip002<text:tab/>https://www.qunima.cc/sip002/sub</text:p>
      <text:p text:style-name="P1">ssr <text:s text:c="2"/>https://www.qunima.cc/ssr/sub<text:tab/></text:p>
      <text:p text:style-name="P1">vmess https://www.qunima.cc/vmess/sub </text:p>
      <text:p text:style-name="P1">trojan <text:s/>https://www.qunima.cc/trojan/sub </text:p>
      <text:p text:style-name="P1"><text:s/></text:p>
      <text:p text:style-name="P1"><text:s/></text:p>
      <text:p text:style-name="P1">全部订阅：https://jiedian.faka77.tk/clash/proxies</text:p>
      <text:p text:style-name="P1">常用国家：https://jiedian.faka77.tk/clash/proxies?c=HK,TW,US,JP,SG</text:p>
      <text:p text:style-name="P1"><text:soft-page-break/>ss: https://jiedian.faka77.tk/ss/sub</text:p>
      <text:p text:style-name="P1">ss-sip002: https://jiedian.faka77.tk/sip002/sub</text:p>
      <text:p text:style-name="P1">ssr: https://jiedian.faka77.tk/ssr/sub</text:p>
      <text:p text:style-name="P1">vmess: https://jiedian.faka77.tk/vmess/sub</text:p>
      <text:p text:style-name="P1">trojan: https://jiedian.faka77.tk/trojan/sub</text:p>
      <text:p text:style-name="P1"><text:s/></text:p>
      <text:p text:style-name="P1"><text:s/></text:p>
      <text:p text:style-name="P1">Free Proxies - Heroku</text:p>
      <text:p text:style-name="P1">将结果来源限定为 sspool.herokuapp.comhttps://sspool.herokuapp.com</text:p>
      <text:p text:style-name="P1"><text:s/></text:p>
      <text:p text:style-name="P1">Free Proxies</text:p>
      <text:p text:style-name="P1">将结果来源限定为 clashpool.mlhttps://www.clashpool.ml</text:p>
      <text:p text:style-name="P1"><text:s/></text:p>
      <text:p text:style-name="P1">Free Proxies</text:p>
      <text:p text:style-name="P1">将结果来源限定为 emby.luoml.eu.orgemby.luoml.eu.org</text:p>
      <text:p text:style-name="P1"><text:s/></text:p>
      <text:p text:style-name="P1">Free Proxies</text:p>
      <text:p text:style-name="P1">将结果来源限定为 60.205.189.2560.205.189.25</text:p>
      <text:p text:style-name="P1"><text:s/></text:p>
      <text:p text:style-name="P1">Free Proxies</text:p>
      <text:p text:style-name="P1">将结果来源限定为 1rmb.tkhttps://1rmb.tk</text:p>
      <text:p text:style-name="P1"><text:soft-page-break/><text:s/></text:p>
      <text:p text:style-name="P1"><text:s/></text:p>
      <text:p text:style-name="P1">KingFu景福@YouTuBe-永久免费ss、ssr、vmess、torjan节点分享</text:p>
      <text:p text:style-name="P1">将结果来源限定为 free.kingfu.cfhttps://free.kingfu.cf</text:p>
      <text:p text:style-name="P1"><text:s/></text:p>
      <text:p text:style-name="P1"><text:s/></text:p>
      <text:p text:style-name="P1">Free Proxies</text:p>
      <text:p text:style-name="P1">将结果来源限定为 qunima.cchttps://www.qunima.cc</text:p>
      <text:p text:style-name="P1"><text:s/></text:p>
      <text:p text:style-name="P1">免费节点 - Heroku</text:p>
      <text:p text:style-name="P1">将结果来源限定为 free886.herokuapp.comhttps://free886.herokuapp.com</text:p>
      <text:p text:style-name="P1"><text:s/></text:p>
      <text:p text:style-name="P1">免费节点</text:p>
      <text:p text:style-name="P1">将结果来源限定为 upan.tkhttps://upan.tk</text:p>
      <text:p text:style-name="P1">具体操作方法如下：</text:p>
      <text:p text:style-name="P3">先将vmess 信息粘贴到Chrome浏览器进行验证，</text:p>
      <text:p text:style-name="P3">复制贝特<text:span text:style-name="T2">64位编码信息到winxary里面转换成 </text:span>vmess信息，再全选复制粘贴到边缘转换里面转换成clash订阅链接，即可使用科学上网了。</text:p>
      <text:p text:style-name="P3"><text:a xlink:type="simple" xlink:href="http://etproxypool.cf/vmess/sub" text:style-name="Internet_20_link" text:visited-style-name="Visited_20_Internet_20_Link">Http://etproxypool.cf/vmess/sub</text:a></text:p>
      <text:p text:style-name="P3"><text:soft-page-break/>具体有以前的基础，不是一下子就能说清楚的，我自己知道怎么做。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18T14:01:47.108000000</meta:creation-date>
    <dc:date>2021-06-18T14:21:51.352000000</dc:date>
    <meta:editing-duration>PT20M3S</meta:editing-duration>
    <meta:editing-cycles>4</meta:editing-cycles>
    <meta:generator>LibreOffice/7.1.2.2$Windows_X86_64 LibreOffice_project/8a45595d069ef5570103caea1b71cc9d82b2aae4</meta:generator>
    <meta:document-statistic meta:table-count="0" meta:image-count="0" meta:object-count="0" meta:page-count="7" meta:paragraph-count="133" meta:word-count="559" meta:character-count="3795" meta:non-whitespace-character-count="3642"/>
  </office:meta>
</office:document-meta>
</file>